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544" officeooo:paragraph-rsid="0014f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on de alb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22:29:04.600577068</meta:creation-date>
    <dc:date>2015-02-19T22:30:47.658671451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4.2.7.2$Linux_x86 LibreOffice_project/420m0$Build-2</meta:generator>
  </office:meta>
</office:document-meta>
</file>